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D0000012D0509EC94B963B0ED.png" manifest:media-type="image/png"/>
  <manifest:file-entry manifest:full-path="Pictures/10000201000002BF0000045A49C64CC926BD98E9.png" manifest:media-type="image/png"/>
  <manifest:file-entry manifest:full-path="Pictures/100002010000019000000258391F637E63EC801F.png" manifest:media-type="image/png"/>
  <manifest:file-entry manifest:full-path="Pictures/10000000000000640000003C0BF0963E5C90539B.png" manifest:media-type="image/png"/>
  <manifest:file-entry manifest:full-path="Pictures/100002010000006400000035A23232CF127ED8E1.png" manifest:media-type="image/png"/>
  <manifest:file-entry manifest:full-path="Pictures/10000201000001560000009EF6714E811076DC0F.png" manifest:media-type="image/png"/>
  <manifest:file-entry manifest:full-path="Pictures/100002010000012D0000012D36F5B1AE775C3D33.png" manifest:media-type="image/png"/>
  <manifest:file-entry manifest:full-path="Pictures/100002010000014F00000258BBD7127BDE584DD9.png" manifest:media-type="image/png"/>
  <manifest:file-entry manifest:full-path="Pictures/100002010000006400000043D35332C84F32ED91.png" manifest:media-type="image/png"/>
  <manifest:file-entry manifest:full-path="Pictures/10000AEF00001F1C00001F1C67A307D2E6173FFC.svg" manifest:media-type="image/svg+xml"/>
  <manifest:file-entry manifest:full-path="Pictures/10000E6900001F1C00001F1C141EE6417A4E1131.svg" manifest:media-type="image/svg+xml"/>
  <manifest:file-entry manifest:full-path="Pictures/100010EA00001F1C00001F1C778100F42F7BC133.svg" manifest:media-type="image/svg+xml"/>
  <manifest:file-entry manifest:full-path="Pictures/100002010000001700000018D59980B55913DCB7.png" manifest:media-type="image/png"/>
  <manifest:file-entry manifest:full-path="Pictures/100002010000012D0000012DD7E3C38A1B1ABC9B.png" manifest:media-type="image/png"/>
  <manifest:file-entry manifest:full-path="Pictures/100002010000001700000017A91EDD2566A4BBEA.png" manifest:media-type="image/png"/>
  <manifest:file-entry manifest:full-path="Pictures/10001C0E00001F1C00001F1C34917A26DF2E3182.svg" manifest:media-type="image/svg+xml"/>
  <manifest:file-entry manifest:full-path="Pictures/100002010000012D0000012D94488C11E38592B8.png" manifest:media-type="image/png"/>
  <manifest:file-entry manifest:full-path="Pictures/10000201000001FE00000294FDDEE648D105D4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72cm"/>
    </style:style>
    <style:style style:name="gr3" style:family="graphic" style:parent-style-name="standard">
      <style:graphic-properties draw:stroke="solid" svg:stroke-color="#808080" draw:fill="none" draw:fill-color="#e0efd4" draw:textarea-horizontal-align="justify" draw:textarea-vertical-align="middle" draw:auto-grow-height="false" fo:min-height="12.863cm" fo:min-width="25.439cm"/>
    </style:style>
    <style:style style:name="gr4" style:family="graphic" style:parent-style-name="standard">
      <style:graphic-properties draw:stroke="solid" svg:stroke-color="#808080" draw:fill-color="#e0efd4" draw:textarea-horizontal-align="justify" draw:textarea-vertical-align="middle" draw:auto-grow-height="false" fo:min-height="12.863cm" fo:min-width="5.051cm"/>
    </style:style>
    <style:style style:name="gr5" style:family="graphic" style:parent-style-name="standard">
      <style:graphic-properties draw:stroke="solid" svg:stroke-color="#999999" draw:fill="none" draw:fill-color="#ffffff" draw:textarea-horizontal-align="justify" draw:textarea-vertical-align="middle" draw:auto-grow-height="false" fo:min-height="2.901cm" fo:min-width="5.052cm"/>
    </style:style>
    <style:style style:name="gr6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448cm" fo:min-width="0.198cm"/>
    </style:style>
    <style:style style:name="gr7" style:family="graphic" style:parent-style-name="standard">
      <style:graphic-properties draw:stroke="solid" svg:stroke-color="#808080" draw:fill-color="#e0efd4" draw:textarea-horizontal-align="justify" draw:textarea-vertical-align="middle" draw:auto-grow-height="false" fo:min-height="3.353cm" fo:min-width="5.049cm"/>
    </style:style>
    <style:style style:name="gr8" style:family="graphic" style:parent-style-name="standard">
      <style:graphic-properties draw:stroke="solid" svg:stroke-color="#999999" draw:fill-color="#e0efd4" draw:textarea-horizontal-align="justify" draw:textarea-vertical-align="middle" draw:auto-grow-height="false" fo:min-height="3.353cm" fo:min-width="5.049cm"/>
    </style:style>
    <style:style style:name="gr9" style:family="graphic" style:parent-style-name="standard">
      <style:graphic-properties draw:stroke="solid" svg:stroke-color="#808080" draw:fill-color="#e0efd4" draw:textarea-horizontal-align="justify" draw:textarea-vertical-align="middle" draw:auto-grow-height="false" fo:min-height="2.09cm" fo:min-width="5.04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333cm" fo:min-width="0.084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335cm" fo:min-width="0.083cm"/>
    </style:style>
    <style:style style:name="gr12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334cm" fo:min-width="0.084cm"/>
    </style:style>
    <style:style style:name="gr13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335cm" fo:min-width="0.084cm"/>
    </style:style>
    <style:style style:name="gr14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335cm" fo:min-width="0.08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solid" svg:stroke-color="#000000" draw:fill="gradient" draw:fill-color="#c7c50e" draw:fill-gradient-name="Gradient_20_1" draw:textarea-horizontal-align="justify" draw:textarea-vertical-align="middle" draw:auto-grow-height="false" fo:min-height="0.443cm" fo:min-width="0.193cm" draw:shadow="hidden"/>
    </style:style>
    <style:style style:name="gr18" style:family="graphic" style:parent-style-name="standard">
      <style:graphic-properties draw:stroke="solid" svg:stroke-color="#000000" draw:fill="gradient" draw:fill-color="#dddddd" draw:fill-gradient-name="Silver" draw:textarea-horizontal-align="justify" draw:textarea-vertical-align="middle" draw:auto-grow-height="false" fo:min-height="0.443cm" fo:min-width="0.193cm"/>
    </style:style>
    <style:style style:name="gr19" style:family="graphic" style:parent-style-name="standard">
      <style:graphic-properties draw:stroke="solid" svg:stroke-color="#000000" draw:fill="gradient" draw:fill-color="#c38312" draw:fill-gradient-name="Brownie" draw:textarea-horizontal-align="justify" draw:textarea-vertical-align="middle" draw:auto-grow-height="false" fo:min-height="0.443cm" fo:min-width="0.193cm"/>
    </style:style>
    <style:style style:name="gr20" style:family="graphic" style:parent-style-name="standard">
      <style:graphic-properties draw:stroke="none" svg:stroke-color="#000000" draw:fill="none" draw:fill-color="#ffffff" fo:min-height="0.41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409cm" fo:min-width="0.083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334cm" fo:min-width="0.084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335cm" fo:min-width="0.083cm"/>
    </style:style>
    <style:style style:name="gr24" style:family="graphic" style:parent-style-name="standard">
      <style:graphic-properties draw:stroke="none" svg:stroke-color="#000000" draw:fill="none" draw:fill-color="#ffffff" fo:min-height="1.733cm"/>
    </style:style>
    <style:style style:name="gr25" style:family="graphic" style:parent-style-name="standard">
      <style:graphic-properties draw:stroke="solid" draw:textarea-vertical-align="middle"/>
    </style:style>
    <style:style style:name="gr26" style:family="graphic" style:parent-style-name="standard">
      <style:graphic-properties draw:stroke="solid" draw:textarea-vertical-align="middle" draw:auto-grow-height="false" fo:min-height="0.438cm" fo:min-width="0.188cm"/>
    </style:style>
    <style:style style:name="gr27" style:family="graphic" style:parent-style-name="standard">
      <style:graphic-properties draw:stroke="solid" svg:stroke-color="#00b6bd" draw:fill-color="#00b6bd" draw:textarea-vertical-align="middle" draw:auto-grow-height="false" fo:min-height="1.024cm" fo:min-width="0.774cm"/>
    </style:style>
    <style:style style:name="gr28" style:family="graphic" style:parent-style-name="standard">
      <style:graphic-properties draw:stroke="solid" svg:stroke-color="#f7a19a" draw:fill-color="#f37b70" draw:textarea-vertical-align="middle" draw:auto-grow-height="false" fo:min-height="1.024cm" fo:min-width="0.774cm"/>
    </style:style>
    <style:style style:name="gr29" style:family="graphic" style:parent-style-name="standard">
      <style:graphic-properties draw:stroke="solid" svg:stroke-color="#72bf44" draw:fill-color="#72bf44" draw:textarea-vertical-align="middle" draw:auto-grow-height="false" fo:min-height="1.024cm" fo:min-width="0.774cm"/>
    </style:style>
    <style:style style:name="gr30" style:family="graphic" style:parent-style-name="standard">
      <style:graphic-properties draw:stroke="solid" svg:stroke-color="#182f7c" draw:fill-color="#182f7c" draw:textarea-vertical-align="middle" draw:auto-grow-height="false" fo:min-height="1.024cm" fo:min-width="0.774cm"/>
    </style:style>
    <style:style style:name="gr31" style:family="graphic" style:parent-style-name="standard">
      <style:graphic-properties draw:stroke="solid" svg:stroke-color="#9a6704" draw:fill-color="#9a6704" draw:textarea-vertical-align="middle" draw:auto-grow-height="false" fo:min-height="1.024cm" fo:min-width="0.774cm"/>
    </style:style>
    <style:style style:name="gr32" style:family="graphic" style:parent-style-name="standard">
      <style:graphic-properties draw:stroke="none" svg:stroke-color="#000000" draw:fill="none" draw:fill-color="#ffffff" fo:min-height="0cm"/>
    </style:style>
    <style:style style:name="gr33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fo:min-height="0.628cm"/>
    </style:style>
    <style:style style:name="gr35" style:family="graphic" style:parent-style-name="standard">
      <style:graphic-properties draw:stroke="solid" svg:stroke-color="#999999" draw:fill="none" draw:fill-color="#ffffff" draw:textarea-horizontal-align="justify" draw:textarea-vertical-align="middle" draw:auto-grow-height="false" fo:min-height="3.247cm" fo:min-width="5.052cm"/>
    </style:style>
    <style:style style:name="gr36" style:family="graphic" style:parent-style-name="standard">
      <style:graphic-properties draw:stroke="none" svg:stroke-color="#000000" draw:fill="none" draw:fill-color="#ffffff" fo:min-height="0.436cm"/>
    </style:style>
    <style:style style:name="gr37" style:family="graphic" style:parent-style-name="standard">
      <style:graphic-properties draw:stroke="none" svg:stroke-color="#000000" draw:fill="none" draw:fill-color="#ffffff" fo:min-height="0.556cm"/>
    </style:style>
    <style:style style:name="gr38" style:family="graphic" style:parent-style-name="standard">
      <style:graphic-properties draw:stroke="none" svg:stroke-color="#000000" draw:fill="none" draw:fill-color="#ffffff" fo:min-height="0.47cm"/>
    </style:style>
    <style:style style:name="gr39" style:family="graphic" style:parent-style-name="standard">
      <style:graphic-properties draw:stroke="none" svg:stroke-color="#000000" draw:fill="none" draw:fill-color="#ffffff" fo:min-height="0.773cm"/>
    </style:style>
    <style:style style:name="gr40" style:family="graphic" style:parent-style-name="objectwithoutfill">
      <style:graphic-properties draw:stroke="solid" svg:stroke-width="0.03cm" svg:stroke-color="#808080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e0efd4"/>
      <style:paragraph-properties fo:text-align="center"/>
    </style:style>
    <style:style style:name="P4" style:family="paragraph">
      <loext:graphic-properties draw:fill-color="#e0efd4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e0efd4"/>
      <style:paragraph-properties fo:text-align="center"/>
    </style:style>
    <style:style style:name="P7" style:family="paragraph">
      <loext:graphic-properties draw:fill="solid" draw:fill-color="#bce4e5"/>
      <style:paragraph-properties fo:text-align="center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gradient" draw:fill-color="#c7c50e" draw:fill-gradient-name="Gradient_20_1"/>
      <style:paragraph-properties fo:text-align="center"/>
    </style:style>
    <style:style style:name="P10" style:family="paragraph">
      <loext:graphic-properties draw:fill="gradient" draw:fill-color="#dddddd" draw:fill-gradient-name="Silver"/>
      <style:paragraph-properties fo:text-align="center"/>
    </style:style>
    <style:style style:name="P11" style:family="paragraph">
      <loext:graphic-properties draw:fill="gradient" draw:fill-color="#c38312" draw:fill-gradient-name="Brownie"/>
      <style:paragraph-properties fo:text-align="center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loext:graphic-properties draw:fill-color="#00b6bd"/>
      <style:paragraph-properties fo:text-align="center"/>
    </style:style>
    <style:style style:name="P15" style:family="paragraph">
      <loext:graphic-properties draw:fill-color="#f37b70"/>
      <style:paragraph-properties fo:text-align="center"/>
    </style:style>
    <style:style style:name="P16" style:family="paragraph">
      <loext:graphic-properties draw:fill-color="#72bf44"/>
      <style:paragraph-properties fo:text-align="center"/>
    </style:style>
    <style:style style:name="P17" style:family="paragraph">
      <loext:graphic-properties draw:fill-color="#182f7c"/>
      <style:paragraph-properties fo:text-align="center"/>
    </style:style>
    <style:style style:name="P18" style:family="paragraph">
      <loext:graphic-properties draw:fill-color="#9a6704"/>
      <style:paragraph-properties fo:text-align="center"/>
    </style:style>
    <style:style style:name="P19" style:family="paragraph">
      <style:text-properties fo:font-size="16pt" fo:font-style="italic" style:font-size-asian="16pt" style:font-style-asian="italic" style:font-size-complex="16pt" style:font-style-complex="italic"/>
    </style:style>
    <style:style style:name="P20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1" style:family="paragraph">
      <style:text-properties fo:font-size="14pt" fo:font-style="italic" style:font-size-asian="14pt" style:font-style-asian="italic" style:font-size-complex="14pt" style:font-style-complex="italic"/>
    </style:style>
    <style:style style:name="P22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934cm" svg:y1="7.254cm" svg:x2="17.728cm" svg:y2="4.542cm">
          <text:p/>
        </draw:line>
        <draw:line draw:style-name="gr1" draw:text-style-name="P1" draw:layer="layout" svg:x1="16.956cm" svg:y1="7.584cm" svg:x2="19.535cm" svg:y2="6.526cm">
          <text:p/>
        </draw:line>
        <draw:line draw:style-name="gr1" draw:text-style-name="P1" draw:layer="layout" svg:x1="15.838cm" svg:y1="11.001cm" svg:x2="18.087cm" svg:y2="12.756cm">
          <text:p/>
        </draw:line>
        <draw:line draw:style-name="gr1" draw:text-style-name="P1" draw:layer="layout" svg:x1="15.554cm" svg:y1="11.038cm" svg:x2="15.724cm" svg:y2="13.985cm">
          <text:p/>
        </draw:line>
        <draw:line draw:style-name="gr1" draw:text-style-name="P1" draw:layer="layout" svg:x1="14.312cm" svg:y1="8.875cm" svg:x2="15.287cm" svg:y2="10.466cm">
          <text:p/>
        </draw:line>
        <draw:line draw:style-name="gr1" draw:text-style-name="P1" draw:layer="layout" svg:x1="14.528cm" svg:y1="8.587cm" svg:x2="16.419cm" svg:y2="7.761cm">
          <text:p/>
        </draw:line>
        <draw:line draw:style-name="gr1" draw:text-style-name="P1" draw:layer="layout" svg:x1="14.235cm" svg:y1="5.611cm" svg:x2="14.226cm" svg:y2="3.528cm">
          <text:p/>
        </draw:line>
        <draw:line draw:style-name="gr1" draw:text-style-name="P1" draw:layer="layout" svg:x1="11.669cm" svg:y1="7.091cm" svg:x2="8.943cm" svg:y2="5.292cm">
          <text:p/>
        </draw:line>
        <draw:line draw:style-name="gr1" draw:text-style-name="P1" draw:layer="layout" svg:x1="11.369cm" svg:y1="7.337cm" svg:x2="8.335cm" svg:y2="7.805cm">
          <text:p/>
        </draw:line>
        <draw:frame draw:style-name="gr2" draw:text-style-name="P2" draw:layer="layout" svg:width="3.596cm" svg:height="0.962cm" draw:transform="rotate (0.59096848472528) translate (5.561cm 13.658cm)">
          <draw:text-box>
            <text:p>long jump</text:p>
          </draw:text-box>
        </draw:frame>
        <draw:custom-shape draw:style-name="gr3" draw:text-style-name="P3" draw:layer="layout" svg:width="25.939cm" svg:height="13.113cm" svg:x="1.001cm" svg:y="3.5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51cm" svg:height="13.113cm" svg:x="1.001cm" svg:y="3.5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552cm" svg:height="3.151cm" svg:x="1cm" svg:y="4.82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227cm" svg:y1="8.334cm" svg:x2="14.235cm" svg:y2="6.376cm">
          <text:p/>
        </draw:line>
        <draw:custom-shape draw:style-name="gr6" draw:text-style-name="P6" draw:layer="layout" svg:width="0.986cm" svg:height="0.986cm" svg:x="11.31cm" svg:y="6.7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3.938cm" svg:y1="8.964cm" svg:x2="12.311cm" svg:y2="10.226cm">
          <text:p/>
        </draw:line>
        <draw:line draw:style-name="gr1" draw:text-style-name="P1" draw:layer="layout" svg:x1="14.141cm" svg:y1="8.775cm" svg:x2="12.224cm" svg:y2="7.514cm">
          <text:p/>
        </draw:line>
        <draw:custom-shape draw:style-name="gr6" draw:text-style-name="P6" draw:layer="layout" svg:width="0.986cm" svg:height="0.986cm" svg:x="13.772cm" svg:y="5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633cm" svg:y1="10.512cm" svg:x2="8.536cm" svg:y2="12.298cm">
          <text:p/>
        </draw:line>
        <draw:line draw:style-name="gr1" draw:text-style-name="P1" draw:layer="layout" svg:x1="12.088cm" svg:y1="10.799cm" svg:x2="12.703cm" svg:y2="14.494cm">
          <text:p/>
        </draw:line>
        <draw:line draw:style-name="gr1" draw:text-style-name="P1" draw:layer="layout" svg:x1="11.829cm" svg:y1="10.766cm" svg:x2="10.269cm" svg:y2="14.018cm">
          <text:p/>
        </draw:line>
        <draw:custom-shape draw:style-name="gr7" draw:text-style-name="P4" draw:layer="layout" svg:width="5.549cm" svg:height="3.603cm" svg:x="21.391cm" svg:y="13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549cm" svg:height="3.603cm" svg:x="21.391cm" svg:y="9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549cm" svg:height="3.603cm" svg:x="21.391cm" svg:y="5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5.549cm" svg:height="2.34cm" svg:x="21.391cm" svg:y="3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824cm" svg:height="0.823cm" svg:x="-3.436cm" svg:y="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23cm" svg:height="0.825cm" svg:x="-3.434cm" svg:y="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86cm" svg:height="0.986cm" svg:x="11.604cm" svg:y="9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draw:layer="layout" svg:width="0.824cm" svg:height="0.824cm" svg:x="8.397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824cm" svg:height="0.825cm" svg:x="12.262cm" svg:y="13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825cm" svg:height="0.825cm" svg:x="10.003cm" svg:y="13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0.658cm" svg:height="0.349cm" svg:x="-3.529cm" svg:y="15.793cm">
          <draw:image xlink:href="Pictures/100002010000006400000035A23232CF127ED8E1.png" xlink:type="simple" xlink:show="embed" xlink:actuate="onLoad">
            <text:p/>
          </draw:image>
        </draw:frame>
        <draw:frame draw:style-name="gr15" draw:text-style-name="P1" draw:layer="layout" svg:width="2.049cm" svg:height="1.087cm" svg:x="24.629cm" svg:y="7.712cm">
          <draw:image xlink:href="Pictures/100002010000006400000035A23232CF127ED8E1.png" xlink:type="simple" xlink:show="embed" xlink:actuate="onLoad">
            <text:p/>
          </draw:image>
        </draw:frame>
        <draw:frame draw:style-name="gr15" draw:text-style-name="P1" draw:layer="layout" svg:width="2.097cm" svg:height="1.405cm" svg:x="24.567cm" svg:y="15.033cm">
          <draw:image xlink:href="Pictures/100002010000006400000043D35332C84F32ED91.png" xlink:type="simple" xlink:show="embed" xlink:actuate="onLoad">
            <text:p/>
          </draw:image>
        </draw:frame>
        <draw:frame draw:style-name="gr15" draw:text-style-name="P1" draw:layer="layout" svg:width="1.965cm" svg:height="1.179cm" svg:x="24.741cm" svg:y="11.373cm">
          <draw:image xlink:href="Pictures/10000000000000640000003C0BF0963E5C90539B.png" xlink:type="simple" xlink:show="embed" xlink:actuate="onLoad">
            <text:p/>
          </draw:image>
        </draw:frame>
        <draw:frame draw:style-name="gr16" draw:text-style-name="P8" draw:layer="layout" svg:width="3.288cm" svg:height="0.962cm" svg:x="21.431cm" svg:y="3.765cm">
          <draw:text-box>
            <text:p><text:span text:style-name="T1">Athle</text:span><text:span text:style-name="T1">tics</text:span></text:p>
          </draw:text-box>
        </draw:frame>
        <draw:frame draw:style-name="gr16" draw:text-style-name="P2" draw:layer="layout" svg:width="2.117cm" svg:height="0.962cm" svg:x="21.844cm" svg:y="4.597cm">
          <draw:text-box>
            <text:p>Men</text:p>
          </draw:text-box>
        </draw:frame>
        <draw:frame draw:style-name="gr16" draw:text-style-name="P2" draw:layer="layout" svg:width="2.117cm" svg:height="0.962cm" svg:x="24.343cm" svg:y="4.649cm">
          <draw:text-box>
            <text:p>100m</text:p>
          </draw:text-box>
        </draw:frame>
        <draw:custom-shape draw:style-name="gr17" draw:text-style-name="P9" draw:layer="layout" svg:width="0.979cm" svg:height="0.979cm" svg:x="25.744cm" svg:y="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979cm" svg:height="0.979cm" svg:x="25.724cm" svg:y="9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979cm" svg:height="0.979cm" svg:x="25.724cm" svg:y="1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draw:layer="layout" svg:width="3.281cm" svg:height="0.662cm" svg:x="21.505cm" svg:y="5.9cm">
          <draw:text-box>
            <text:p><text:span text:style-name="T2">GREENE, </text:span><text:span text:style-name="T2">Maurice</text:span></text:p>
          </draw:text-box>
        </draw:frame>
        <draw:frame draw:style-name="gr20" draw:text-style-name="P2" draw:layer="layout" svg:width="2.55cm" svg:height="0.662cm" svg:x="21.64cm" svg:y="9.573cm">
          <draw:text-box>
            <text:p><text:span text:style-name="T2">B</text:span><text:span text:style-name="T2">O</text:span><text:span text:style-name="T2">L</text:span><text:span text:style-name="T2">D</text:span><text:span text:style-name="T2">O</text:span><text:span text:style-name="T2">N</text:span><text:span text:style-name="T2">, </text:span><text:span text:style-name="T2">A</text:span><text:span text:style-name="T2">t</text:span><text:span text:style-name="T2">o</text:span></text:p>
          </draw:text-box>
        </draw:frame>
        <draw:frame draw:style-name="gr20" draw:text-style-name="P2" draw:layer="layout" svg:width="3.776cm" svg:height="0.662cm" svg:x="21.6cm" svg:y="13.201cm">
          <draw:text-box>
            <text:p><text:span text:style-name="T2">T</text:span><text:span text:style-name="T2">H</text:span><text:span text:style-name="T2">O</text:span><text:span text:style-name="T2">M</text:span><text:span text:style-name="T2">P</text:span><text:span text:style-name="T2">S</text:span><text:span text:style-name="T2">O</text:span><text:span text:style-name="T2">N</text:span><text:span text:style-name="T2">, </text:span><text:span text:style-name="T2">O</text:span><text:span text:style-name="T2">b</text:span><text:span text:style-name="T2">a</text:span><text:span text:style-name="T2">d</text:span><text:span text:style-name="T2">e</text:span><text:span text:style-name="T2">l</text:span><text:span text:style-name="T2">e</text:span></text:p>
          </draw:text-box>
        </draw:frame>
        <draw:frame draw:style-name="gr15" draw:text-style-name="P1" draw:layer="layout" svg:width="1.619cm" svg:height="2.429cm" svg:x="22.13cm" svg:y="6.642cm">
          <draw:image xlink:href="Pictures/100002010000019000000258391F637E63EC801F.png" xlink:type="simple" xlink:show="embed" xlink:actuate="onLoad">
            <text:p/>
          </draw:image>
        </draw:frame>
        <draw:frame draw:style-name="gr15" draw:text-style-name="P1" draw:layer="layout" svg:width="1.425cm" svg:height="2.552cm" svg:x="22.123cm" svg:y="10.207cm">
          <draw:image xlink:href="Pictures/100002010000014F00000258BBD7127BDE584DD9.png" xlink:type="simple" xlink:show="embed" xlink:actuate="onLoad">
            <text:p/>
          </draw:image>
        </draw:frame>
        <draw:frame draw:style-name="gr15" draw:text-style-name="P1" draw:layer="layout" svg:width="1.656cm" svg:height="2.623cm" svg:x="22.157cm" svg:y="13.881cm">
          <draw:image xlink:href="Pictures/10000201000002BF0000045A49C64CC926BD98E9.png" xlink:type="simple" xlink:show="embed" xlink:actuate="onLoad">
            <text:p/>
          </draw:image>
        </draw:frame>
        <draw:custom-shape draw:style-name="gr21" draw:text-style-name="P1" draw:layer="layout" svg:width="0.823cm" svg:height="0.931cm" svg:x="-3.459cm" svg:y="3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824cm" svg:height="0.824cm" svg:x="-3.606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23cm" svg:height="0.825cm" svg:x="-3.484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824cm" svg:height="0.824cm" svg:x="-4.274cm" svg:y="2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4.746cm" svg:height="2.192cm" svg:x="-5.958cm" svg:y="6.242cm">
          <draw:image xlink:href="Pictures/10000201000001560000009EF6714E811076DC0F.png" xlink:type="simple" xlink:show="embed" xlink:actuate="onLoad">
            <text:p/>
          </draw:image>
        </draw:frame>
        <draw:frame draw:style-name="gr24" draw:text-style-name="P12" draw:layer="layout" svg:width="3.747cm" svg:height="1.983cm" svg:x="-7.153cm" svg:y="20.002cm">
          <draw:text-box>
            <text:p><text:span text:style-name="T3">2000</text:span></text:p>
          </draw:text-box>
        </draw:frame>
        <draw:circle draw:style-name="gr25" draw:text-style-name="P13" draw:layer="layout" svg:width="0.567cm" svg:height="0.567cm" svg:x="-6.258cm" svg:y="11.18cm" draw:kind="cut" draw:start-angle="106.64" draw:end-angle="306.77">
          <text:p/>
        </draw:circle>
        <draw:custom-shape draw:style-name="gr26" draw:text-style-name="P13" draw:layer="layout" svg:width="0.688cm" svg:height="0.688cm" svg:x="-6.386cm" svg:y="10.122cm">
          <text:p/>
          <draw:enhanced-geometry draw:glue-point-type="segments" draw:type="mso-spt100" draw:modifiers="-179.23610153907 84.525216509686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6" draw:text-style-name="P13" draw:layer="layout" svg:width="0.688cm" svg:height="0.688cm" svg:x="-6.385cm" svg:y="10.123cm">
          <text:p/>
          <draw:enhanced-geometry draw:glue-point-type="segments" draw:type="mso-spt100" draw:modifiers="109.238108074732 27.08562918295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6" draw:text-style-name="P13" draw:layer="layout" svg:width="0.688cm" svg:height="0.688cm" svg:x="-6.384cm" svg:y="10.124cm">
          <text:p/>
          <draw:enhanced-geometry draw:glue-point-type="segments" draw:type="mso-spt100" draw:modifiers="55.8958177068786 -2.9550224026329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6" draw:text-style-name="P13" draw:layer="layout" svg:width="0.688cm" svg:height="0.688cm" svg:x="-6.383cm" svg:y="10.125cm">
          <text:p/>
          <draw:enhanced-geometry draw:glue-point-type="segments" draw:type="mso-spt100" draw:modifiers="10.1082820331653 -118.39466779387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7" draw:text-style-name="P14" draw:layer="layout" svg:width="1.274cm" svg:height="1.274cm" svg:x="-3.769cm" svg:y="11.605cm">
          <text:p/>
          <draw:enhanced-geometry draw:glue-point-type="segments" draw:type="mso-spt100" draw:modifiers="-90 -169.0409378703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8" draw:text-style-name="P15" draw:layer="layout" svg:width="1.274cm" svg:height="1.274cm" svg:x="-3.768cm" svg:y="11.606cm">
          <text:p/>
          <draw:enhanced-geometry draw:glue-point-type="segments" draw:type="mso-spt100" draw:modifiers="-169.398403638848 131.50769377283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9" draw:text-style-name="P16" draw:layer="layout" svg:width="1.274cm" svg:height="1.274cm" svg:x="-3.767cm" svg:y="11.607cm">
          <text:p/>
          <draw:enhanced-geometry draw:glue-point-type="segments" draw:type="mso-spt100" draw:modifiers="131.669441442546 86.60896996435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0" draw:text-style-name="P17" draw:layer="layout" svg:width="1.274cm" svg:height="1.274cm" svg:x="-3.766cm" svg:y="11.608cm">
          <text:p/>
          <draw:enhanced-geometry draw:glue-point-type="segments" draw:type="mso-spt100" draw:modifiers="87.8380534317708 64.696605313654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8" draw:layer="layout" svg:width="1.274cm" svg:height="1.274cm" svg:x="-3.765cm" svg:y="11.609cm">
          <text:p/>
          <draw:enhanced-geometry draw:glue-point-type="segments" draw:type="mso-spt100" draw:modifiers="64.2161198909331 57.282990126269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6" draw:text-style-name="P2" draw:layer="layout" svg:width="7.504cm" svg:height="0.962cm" svg:x="10.153cm" svg:y="1.347cm">
          <draw:text-box>
            <text:p>Modern Olympic Results</text:p>
          </draw:text-box>
        </draw:frame>
        <draw:custom-shape draw:style-name="gr6" draw:text-style-name="P6" draw:layer="layout" svg:width="0.986cm" svg:height="0.986cm" svg:x="16.356cm" svg:y="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0" draw:layer="layout" svg:width="5.008cm" svg:height="0.878cm" svg:x="0.964cm" svg:y="5.028cm">
          <draw:text-box>
            <text:p text:style-name="P19"><text:span text:style-name="T4">Gender</text:span></text:p>
          </draw:text-box>
        </draw:frame>
        <draw:frame draw:style-name="gr33" draw:text-style-name="P13" draw:layer="layout" svg:width="0.83cm" svg:height="0.83cm" svg:x="11.697cm" svg:y="9.917cm">
          <draw:image xlink:href="Pictures/10000AEF00001F1C00001F1C67A307D2E6173FFC.svg" xlink:type="simple" xlink:show="embed" xlink:actuate="onLoad">
            <text:p/>
          </draw:image>
          <draw:image xlink:href="Pictures/100002010000012D0000012DD7E3C38A1B1ABC9B.png" xlink:type="simple" xlink:show="embed" xlink:actuate="onLoad"/>
        </draw:frame>
        <draw:frame draw:style-name="gr33" draw:text-style-name="P13" draw:layer="layout" svg:width="0.702cm" svg:height="0.702cm" svg:x="11.435cm" svg:y="6.827cm">
          <draw:image xlink:href="Pictures/10001C0E00001F1C00001F1C34917A26DF2E3182.svg" xlink:type="simple" xlink:show="embed" xlink:actuate="onLoad">
            <text:p/>
          </draw:image>
          <draw:image xlink:href="Pictures/100002010000012D0000012D36F5B1AE775C3D33.png" xlink:type="simple" xlink:show="embed" xlink:actuate="onLoad"/>
        </draw:frame>
        <draw:frame draw:style-name="gr33" draw:text-style-name="P13" draw:layer="layout" svg:width="0.794cm" svg:height="0.794cm" svg:x="13.888cm" svg:y="5.544cm">
          <draw:image xlink:href="Pictures/100010EA00001F1C00001F1C778100F42F7BC133.svg" xlink:type="simple" xlink:show="embed" xlink:actuate="onLoad">
            <text:p/>
          </draw:image>
          <draw:image xlink:href="Pictures/100002010000012D0000012D94488C11E38592B8.png" xlink:type="simple" xlink:show="embed" xlink:actuate="onLoad"/>
        </draw:frame>
        <draw:frame draw:style-name="gr33" draw:text-style-name="P13" draw:layer="layout" svg:width="0.608cm" svg:height="0.634cm" svg:x="3.29cm" svg:y="6.063cm">
          <draw:image xlink:href="Pictures/100002010000001700000018D59980B55913DCB7.png" xlink:type="simple" xlink:show="embed" xlink:actuate="onLoad">
            <text:p/>
          </draw:image>
        </draw:frame>
        <draw:frame draw:style-name="gr33" draw:text-style-name="P13" draw:layer="layout" svg:width="0.608cm" svg:height="0.608cm" svg:x="1.432cm" svg:y="6.097cm">
          <draw:image xlink:href="Pictures/100002010000001700000017A91EDD2566A4BBEA.png" xlink:type="simple" xlink:show="embed" xlink:actuate="onLoad">
            <text:p/>
          </draw:image>
        </draw:frame>
        <draw:frame draw:style-name="gr33" draw:text-style-name="P13" draw:layer="layout" svg:width="0.608cm" svg:height="0.608cm" svg:x="5.138cm" svg:y="6.075cm">
          <draw:image xlink:href="Pictures/100002010000001700000017A91EDD2566A4BBEA.png" xlink:type="simple" xlink:show="embed" xlink:actuate="onLoad">
            <text:p/>
          </draw:image>
        </draw:frame>
        <draw:frame draw:style-name="gr34" draw:text-style-name="P22" draw:layer="layout" svg:width="1.16cm" svg:height="0.878cm" svg:x="1.171cm" svg:y="6.792cm">
          <draw:text-box>
            <text:p text:style-name="P21"><text:span text:style-name="T5">All</text:span></text:p>
          </draw:text-box>
        </draw:frame>
        <draw:custom-shape draw:style-name="gr35" draw:text-style-name="P5" draw:layer="layout" svg:width="5.552cm" svg:height="3.497cm" svg:x="1cm" svg:y="7.981cm">
          <text:p/>
          <draw:enhanced-geometry svg:viewBox="0 0 21600 21600" draw:type="rectangle" draw:enhanced-path="M 0 0 L 21600 0 21600 21600 0 21600 0 0 Z N"/>
        </draw:custom-shape>
        <draw:frame draw:style-name="gr32" draw:text-style-name="P20" draw:layer="layout" svg:width="5.008cm" svg:height="0.878cm" svg:x="0.964cm" svg:y="8.128cm">
          <draw:text-box>
            <text:p text:style-name="P19"><text:span text:style-name="T4">Medal Category</text:span></text:p>
          </draw:text-box>
        </draw:frame>
        <draw:frame draw:style-name="gr36" draw:text-style-name="P22" draw:layer="layout" svg:width="1.467cm" svg:height="0.806cm" svg:x="2.771cm" svg:y="6.792cm">
          <draw:text-box>
            <text:p text:style-name="P21"><text:span text:style-name="T5">Men</text:span></text:p>
          </draw:text-box>
        </draw:frame>
        <draw:frame draw:style-name="gr37" draw:text-style-name="P22" draw:layer="layout" svg:width="2.222cm" svg:height="0.806cm" svg:x="4.472cm" svg:y="6.792cm">
          <draw:text-box>
            <text:p text:style-name="P21"><text:span text:style-name="T5">Wo</text:span><text:span text:style-name="T5">me</text:span><text:span text:style-name="T5">n</text:span></text:p>
          </draw:text-box>
        </draw:frame>
        <draw:frame draw:style-name="gr33" draw:text-style-name="P13" draw:layer="layout" svg:width="0.608cm" svg:height="0.634cm" svg:x="3.291cm" svg:y="9.464cm">
          <draw:image xlink:href="Pictures/100002010000001700000018D59980B55913DCB7.png" xlink:type="simple" xlink:show="embed" xlink:actuate="onLoad">
            <text:p/>
          </draw:image>
        </draw:frame>
        <draw:frame draw:style-name="gr33" draw:text-style-name="P13" draw:layer="layout" svg:width="0.608cm" svg:height="0.608cm" svg:x="1.433cm" svg:y="9.498cm">
          <draw:image xlink:href="Pictures/100002010000001700000017A91EDD2566A4BBEA.png" xlink:type="simple" xlink:show="embed" xlink:actuate="onLoad">
            <text:p/>
          </draw:image>
        </draw:frame>
        <draw:frame draw:style-name="gr33" draw:text-style-name="P13" draw:layer="layout" svg:width="0.608cm" svg:height="0.608cm" svg:x="5.139cm" svg:y="9.476cm">
          <draw:image xlink:href="Pictures/100002010000001700000017A91EDD2566A4BBEA.png" xlink:type="simple" xlink:show="embed" xlink:actuate="onLoad">
            <text:p/>
          </draw:image>
        </draw:frame>
        <draw:frame draw:style-name="gr38" draw:text-style-name="P22" draw:layer="layout" svg:width="1.851cm" svg:height="0.806cm" svg:x="1cm" svg:y="10.193cm">
          <draw:text-box>
            <text:p text:style-name="P21"><text:span text:style-name="T5">Golds </text:span></text:p>
          </draw:text-box>
        </draw:frame>
        <draw:frame draw:style-name="gr37" draw:text-style-name="P22" draw:layer="layout" svg:width="1.068cm" svg:height="0.806cm" svg:x="3.06cm" svg:y="10.193cm">
          <draw:text-box>
            <text:p text:style-name="P21"><text:span text:style-name="T5">All</text:span></text:p>
          </draw:text-box>
        </draw:frame>
        <draw:frame draw:style-name="gr37" draw:text-style-name="P22" draw:layer="layout" svg:width="2.222cm" svg:height="0.806cm" svg:x="4.473cm" svg:y="10.193cm">
          <draw:text-box>
            <text:p text:style-name="P21"><text:span text:style-name="T5">All Adj.</text:span></text:p>
          </draw:text-box>
        </draw:frame>
        <draw:frame draw:style-name="gr32" draw:text-style-name="P20" draw:layer="layout" svg:width="5.008cm" svg:height="0.878cm" svg:x="0.964cm" svg:y="11.628cm">
          <draw:text-box>
            <text:p text:style-name="P19"><text:span text:style-name="T4">Countr</text:span><text:span text:style-name="T4">y</text:span></text:p>
          </draw:text-box>
        </draw:frame>
        <draw:frame draw:style-name="gr33" draw:text-style-name="P13" draw:layer="layout" svg:width="0.684cm" svg:height="0.885cm" svg:x="10.313cm" svg:y="13.945cm">
          <draw:image xlink:href="Pictures/10000201000001FE00000294FDDEE648D105D4A7.png" xlink:type="simple" xlink:show="embed" xlink:actuate="onLoad">
            <text:p/>
          </draw:image>
        </draw:frame>
        <draw:frame draw:style-name="gr39" draw:text-style-name="P2" draw:layer="layout" svg:width="2.211cm" svg:height="1.023cm" draw:transform="rotate (1.06482537664174) translate (8.774cm 15.877cm)">
          <draw:text-box>
            <text:p>100m</text:p>
          </draw:text-box>
        </draw:frame>
        <draw:custom-shape draw:style-name="gr12" draw:text-style-name="P7" draw:layer="layout" svg:width="0.824cm" svg:height="0.824cm" svg:x="7.578cm" svg:y="7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824cm" svg:height="0.824cm" svg:x="8.346cm" svg:y="4.7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986cm" svg:height="0.986cm" svg:x="14.989cm" svg:y="10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824cm" svg:height="0.825cm" svg:x="15.306cm" svg:y="13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824cm" svg:height="0.825cm" svg:x="17.802cm" svg:y="1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3" draw:layer="layout" svg:width="0.787cm" svg:height="0.787cm" svg:x="15.081cm" svg:y="10.375cm">
          <draw:image xlink:href="Pictures/10000E6900001F1C00001F1C141EE6417A4E1131.svg" xlink:type="simple" xlink:show="embed" xlink:actuate="onLoad">
            <text:p/>
          </draw:image>
          <draw:image xlink:href="Pictures/100002010000012D0000012D0509EC94B963B0ED.png" xlink:type="simple" xlink:show="embed" xlink:actuate="onLoad"/>
        </draw:frame>
        <draw:custom-shape draw:style-name="gr12" draw:text-style-name="P7" draw:layer="layout" svg:width="0.824cm" svg:height="0.824cm" svg:x="13.808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175cm" svg:y1="7.969cm" svg:x2="19.249cm" svg:y2="9.216cm">
          <text:p/>
        </draw:line>
        <draw:custom-shape draw:style-name="gr13" draw:text-style-name="P7" draw:layer="layout" svg:width="0.824cm" svg:height="0.825cm" svg:x="19.17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824cm" svg:height="0.825cm" svg:x="19.348cm" svg:y="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824cm" svg:height="0.825cm" svg:x="17.343cm" svg:y="4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7.481cm" svg:y1="17.968cm" svg:x2="19.964cm" svg:y2="17.968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Silver" draw:style="linear" draw:start-color="#4c4c4c" draw:end-color="#b3b3b3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17:17:43.861106419</meta:creation-date>
    <dc:date>2019-11-30T14:16:55.366880621</dc:date>
    <meta:editing-duration>P11DT23H18M56S</meta:editing-duration>
    <meta:editing-cycles>18</meta:editing-cycles>
    <meta:generator>LibreOffice/6.0.7.3$Linux_X86_64 LibreOffice_project/00m0$Build-3</meta:generator>
    <meta:document-statistic meta:object-count="98"/>
  </office:meta>
</office:document-meta>
</file>